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tinSchemaTypeSystem.getN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save( Filer f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uiltinSchemaTypeSystem.findAttributeRef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global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typeFor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uiltinSchemaTypeSystem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iltinSchemaTypeSystem.findAttributeTypeRef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model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attribut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findAttributeGroupRef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findTypeRef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tinSchemaTypeSystem.findDocumentTypeRef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setupBuiltin( int btc , String localname , String class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uiltinSchemaTypeSystem.isNamespaceDefined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typeForHandle( String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buildNnInteger( BigInteger bigI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uiltinSchemaTypeSystem.findElement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findAttributeTyp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getSourceAsStream( String sour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docum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findAttribut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globa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handleForType( Schema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global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tinSchemaTypeSystem.attribute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resolveHandle( String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getBuiltinType( int bt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findTyp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buildInteger( BigInteger big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uiltinSchemaTypeSystem.fillInType( int btc )</text:p>
          </table:table-cell>
          <table:table-cell office:value-type="float" office:value="165">
            <text:p text:style-name="Table_20_Contents">165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93">
            <text:p text:style-name="Table_20_Contents">393</text:p>
          </table:table-cell>
        </table:table-row>
        <table:table-row>
          <table:table-cell office:value-type="string">
            <text:p text:style-name="Table_20_Contents">BuiltinSchemaTypeSystem.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findElementRef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findModelGroupRef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build_wsstring( int ws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iltinSchemaTypeSystem.BuiltinSchemaTyp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BuiltinSchemaTypeSystem.buildString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uiltinSchemaTypeSystem.findDocumentTyp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findIdentityConstraintRef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TypeSystem.saveToDirectory( File class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